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language="fi" fo:country="FI"/>
    </style:style>
    <style:style style:name="P2" style:family="paragraph" style:parent-style-name="Text_20_body">
      <style:paragraph-properties fo:text-align="start" style:justify-single-word="false"/>
      <style:text-properties fo:language="fi" fo:country="FI"/>
    </style:style>
    <style:style style:name="P3" style:family="paragraph" style:parent-style-name="Text_20_body">
      <style:paragraph-properties fo:text-align="start" style:justify-single-word="false"/>
      <style:text-properties fo:language="fi" fo:country="FI" officeooo:rsid="000105e6" officeooo:paragraph-rsid="000105e6"/>
    </style:style>
    <style:style style:name="P4" style:family="paragraph" style:parent-style-name="Text_20_body">
      <style:paragraph-properties fo:text-align="start" style:justify-single-word="false"/>
      <style:text-properties fo:language="fi" fo:country="FI" officeooo:rsid="00011488" officeooo:paragraph-rsid="00011488"/>
    </style:style>
    <style:style style:name="P5" style:family="paragraph" style:parent-style-name="Text_20_body">
      <style:paragraph-properties fo:text-align="start" style:justify-single-word="false"/>
      <style:text-properties fo:language="fi" fo:country="FI" officeooo:rsid="00038b01" officeooo:paragraph-rsid="00038b01"/>
    </style:style>
    <style:style style:name="P6" style:family="paragraph" style:parent-style-name="Text_20_body">
      <style:paragraph-properties fo:text-align="start" style:justify-single-word="false"/>
      <style:text-properties fo:language="fi" fo:country="FI" officeooo:rsid="00038b01" officeooo:paragraph-rsid="000584a1"/>
    </style:style>
    <style:style style:name="T1" style:family="text">
      <style:text-properties officeooo:rsid="0002b753"/>
    </style:style>
    <style:style style:name="T2" style:family="text">
      <style:text-properties officeooo:rsid="00058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aatti kandidaattitutkielmasta<text:line-break/>Ryhmätyö ohjelmistokehityksessä</text:p>
      <text:p text:style-name="P2"/>
      <text:p text:style-name="P3">Referoija Evgenia Lyjina<text:line-break/>Tutkielman kirjoittaja Kenny Heinonen<text:line-break/>Julkaisupäivämäärä 24.5.2013</text:p>
      <text:p text:style-name="P3"/>
      <text:p text:style-name="P4">Hyvän ohjelmiston syntyminen vaatii hyvän <text:span text:style-name="T1">ohjelmistosuunnittelutiimin. Ketterien ohjelmistosuunniittelumenetelmissä ryhmätyö korostetaan entisestään. Sekä XP:ssä että Scrumissa asiakkaan ja ryhmän keskeiset tapaamiset pidetään säännöllisesti koko projektin ajan. Myös pariohjelmointi on arvostettu käytäntö, jolloin koodin laatu paranee ja parit voivat oppia toisistaan.</text:span></text:p>
      <text:p text:style-name="P6">Ryhmäjäsenten persoonnallisuus ratkaisee millainen ryhmän työskentely tulee olemaan. Kaikki persoonnallisuustyypit eivät välttämättä sovi samaan ryhmään tai eivät sovi ohjelmoijiksi, <text:span text:style-name="T2">kun taas </text:span>tiettyjen ihmistyyppien <text:s/>on todettu muodastavan hyviä ohjelmointitiimejä. <text:span text:style-name="T2">Sosiaalisuus ja innostavuus ovat selvästikin itsepäisyyttä ja eristäytymistä paremmat piirteet.</text:span></text:p>
      <text:p text:style-name="P5">Ryhmätyön <text:span text:style-name="T2">oppimisen tärkeyttä on huomattu oppilaitoksissa . Erilaisia</text:span> harjoitteluja ja <text:span text:style-name="T2">rohkaisumenetelmiä on kehitetty käytettäväksi opiskelijoiden ryhmätöissä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23:01:26.803808456</dc:date>
    <dc:creator>Evgenia </dc:creator>
    <meta:document-statistic meta:table-count="0" meta:image-count="0" meta:object-count="0" meta:page-count="1" meta:paragraph-count="5" meta:word-count="105" meta:character-count="1049" meta:non-whitespace-character-count="1049"/>
    <meta:generator>LibreOffice/4.2.8.2$Linux_X86_64 LibreOffice_project/420m0$Build-2</meta:generator>
  </office:meta>
</office:document-meta>
</file>